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1d2" officeooo:paragraph-rsid="000781d2"/>
    </style:style>
    <style:style style:name="P2" style:family="paragraph" style:parent-style-name="Standard">
      <style:text-properties officeooo:rsid="00080039" officeooo:paragraph-rsid="00080039"/>
    </style:style>
    <style:style style:name="P3" style:family="paragraph" style:parent-style-name="Standard">
      <style:text-properties officeooo:rsid="00080039" officeooo:paragraph-rsid="000a236d"/>
    </style:style>
    <style:style style:name="P4" style:family="paragraph" style:parent-style-name="Standard">
      <style:text-properties officeooo:rsid="00080039" officeooo:paragraph-rsid="000bff01"/>
    </style:style>
    <style:style style:name="P5" style:family="paragraph" style:parent-style-name="Standard">
      <style:text-properties officeooo:rsid="00080039" officeooo:paragraph-rsid="000cb4f3"/>
    </style:style>
    <style:style style:name="P6" style:family="paragraph" style:parent-style-name="Standard">
      <style:text-properties officeooo:rsid="00088703" officeooo:paragraph-rsid="00088703"/>
    </style:style>
    <style:style style:name="P7" style:family="paragraph" style:parent-style-name="Standard">
      <style:text-properties officeooo:paragraph-rsid="00088703"/>
    </style:style>
    <style:style style:name="P8" style:family="paragraph" style:parent-style-name="Standard">
      <style:text-properties officeooo:rsid="00092b9f" officeooo:paragraph-rsid="00092b9f"/>
    </style:style>
    <style:style style:name="P9" style:family="paragraph" style:parent-style-name="Standard">
      <style:text-properties officeooo:rsid="000a236d" officeooo:paragraph-rsid="000a236d"/>
    </style:style>
    <style:style style:name="P10" style:family="paragraph" style:parent-style-name="Standard">
      <style:text-properties officeooo:rsid="000cb4f3" officeooo:paragraph-rsid="000cb4f3"/>
    </style:style>
    <style:style style:name="P11" style:family="paragraph" style:parent-style-name="Standard">
      <style:text-properties officeooo:rsid="000d7985" officeooo:paragraph-rsid="000d7985"/>
    </style:style>
    <style:style style:name="T1" style:family="text">
      <style:text-properties officeooo:rsid="0008870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a236d"/>
    </style:style>
    <style:style style:name="T4" style:family="text">
      <style:text-properties officeooo:rsid="000bff01"/>
    </style:style>
    <style:style style:name="T5" style:family="text">
      <style:text-properties officeooo:rsid="000d63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repaso II:</text:p>
      <text:p text:style-name="P1"/>
      <text:p text:style-name="P1">Memorias:</text:p>
      <text:p text:style-name="P1"/>
      <text:p text:style-name="P1">Procesador:</text:p>
      <text:p text:style-name="P1"/>
      <text:p text:style-name="P1">Puente norte: </text:p>
      <text:p text:style-name="P1"/>
      <text:p text:style-name="P1">Puente sur:</text:p>
      <text:p text:style-name="P1"/>
      <text:p text:style-name="P1"/>
      <text:p text:style-name="P1">NO VA LA ESTRUCTURA INTERNA DEL S.O.</text:p>
      <text:p text:style-name="P1"/>
      <text:p text:style-name="P1">SI VA ESTRUCTURA INTERNA DEL KERNEL Y CPU</text:p>
      <text:p text:style-name="P1"/>
      <text:p text:style-name="P1">KERNEL: MICROKERNEL</text:p>
      <text:p text:style-name="P1"/>
      <text:p text:style-name="P2">COMANDO PARA BORRAR rm-r sirve para borrar todas las carpetas</text:p>
      <text:p text:style-name="P2"><text:s text:c="50"/><text:span text:style-name="T1">rm-f con la f fuerza el borrado, lo borra aunque lo esté usando</text:span></text:p>
      <text:p text:style-name="P2"/>
      <text:p text:style-name="P7"><text:span text:style-name="T1">LA TERMINAL ES UN PROGRAMA QUE ESTÁ PRESENTE EN TODOS LOS SISTEMAS OPERATIVOS, A TRAVÉS DE BASH, A TRAVÉS DE MD, POWERSHELL, ETC</text:span></text:p>
      <text:p text:style-name="P6"/>
      <text:p text:style-name="P6">SISTEMAS OPERATIVOS VIEJOS, <text:span text:style-name="T2">BASADOS EN TERMINAL</text:span> SON <text:s/>LOS <text:span text:style-name="T2">ÚNICOS</text:span> <text:s/>MONOTAREAS. SI TIENE WINDOWS NO ES MONOTAREA</text:p>
      <text:p text:style-name="P2"/>
      <text:p text:style-name="P8">RAM RANDOM ACCES MEMORY</text:p>
      <text:p text:style-name="P8"/>
      <text:p text:style-name="P9">UN SOCKET (SOCALO) ES UN MÓDULO DONDE VA EL PROCESADOR</text:p>
      <text:p text:style-name="P9"/>
      <text:p text:style-name="P9">QUE MEMORIAS SIRVEN PARA QUE LA COMPUTADORA PUEDA INICIARSE: MEMORIA ROM</text:p>
      <text:p text:style-name="P3"><text:s text:c="14"/></text:p>
      <text:p text:style-name="P9">MEMORIA CAHCHE</text:p>
      <text:p text:style-name="P4"><text:span text:style-name="T3">L1 ES MAS RAPIDA QUE LA L2, L2 ES MÁS RÁPIDA QUE LA L3</text:span> <text:s text:c="7"/></text:p>
      <text:p text:style-name="P4"/>
      <text:p text:style-name="P4"><text:span text:style-name="T4">CARACTERISTICAS DE LA MEMORIA RAM:</text:span></text:p>
      <text:p text:style-name="P5"><text:span text:style-name="T4">CAPACIDAD, </text:span></text:p>
      <text:p text:style-name="P5"><text:span text:style-name="T4">VELOCIDAD, </text:span></text:p>
      <text:p text:style-name="P5"><text:span text:style-name="T4">LATENCIA </text:span></text:p>
      <text:p text:style-name="P5"><text:span text:style-name="T4">VOLTAJE: </text:span><text:span text:style-name="T5">CADA MÓDULO VIENE ALIMENTADO POR UNA FUENTE</text:span></text:p>
      <text:p text:style-name="P4"/>
      <text:p text:style-name="P4"><text:span text:style-name="T4">ESTUDIAR LOS REGISTROS DEL PROCESADOR: MAR, PC </text:span><text:s/><text:span text:style-name="T4">Y IR</text:span> <text:s text:c="13"/></text:p>
      <text:p text:style-name="P4">Registros de la CPU Un registros es una memoria de <text:s/>muy alta velocidad, que se utiliza en los procesadores para acceder a informacion importante de manera rapida, la CPU tiene 5 registros internos: <text:s text:c="10"/></text:p>
      <text:p text:style-name="P4"/>
      <text:p text:style-name="P4">1. PC: Program Counter</text:p>
      <text:p text:style-name="P4">2. IR: Instructions Register</text:p>
      <text:p text:style-name="P4">3. MAR: Memory adress register</text:p>
      <text:p text:style-name="P4">4. MDR: Memory data register Accumulator</text:p>
      <text:p text:style-name="P4"/>
      <text:p text:style-name="P10"><text:soft-page-break/>FRAGMENTACION Y SEGMENTACION NO SE TOMA PORQUE NO SE VIERON EN ALGUNAS COMISIONES</text:p>
      <text:p text:style-name="P10">BUSES NO PREGUNTARON</text:p>
      <text:p text:style-name="P10">EL GPU VIENEN INTEGRADO</text:p>
      <text:p text:style-name="P4"/>
      <text:p text:style-name="P11">GIT INIT, GIT CLONE, GIT ADD., GIT COMMIT, GIT PUSH, GIT PULL, GIT LOG: MUESTRA TODOS LOS COMMIT, GIT STATUS, GIT MERGE: PARA UNIFICAR LOS CAMBIOS DE LAS RAMAS </text:p>
      <text:p text:style-name="P11"/>
      <text:p text:style-name="P11">CONFIG DE USER Y CONTRASEÑA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19:09:53.513000000</meta:creation-date>
    <dc:date>2021-04-10T23:55:51.582000000</dc:date>
    <meta:editing-duration>PT3H13M45S</meta:editing-duration>
    <meta:editing-cycles>1</meta:editing-cycles>
    <meta:document-statistic meta:table-count="0" meta:image-count="0" meta:object-count="0" meta:page-count="2" meta:paragraph-count="34" meta:word-count="261" meta:character-count="1632" meta:non-whitespace-character-count="1298"/>
    <meta:generator>LibreOffice/6.4.2.2$Windows_X86_64 LibreOffice_project/4e471d8c02c9c90f512f7f9ead8875b57fcb1ec3</meta:generator>
  </office:meta>
</office:document-meta>
</file>